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directions, Pipes and Signals</text:h>
      <text:h text:style-name="Heading_20_3" text:outline-level="3">Managing streams</text:h>
      <text:p text:style-name="Text_20_body">These are the redirectors that we can use to take control of the streams of our programs</text:p>
      <text:list xml:id="list2901705153" text:style-name="L1">
        <text:list-item>
          <text:p text:style-name="P1">command<text:span text:style-name="Strong_20_Emphasis"> &gt;</text:span> file: redirects standard output, overwrites file</text:p>
        </text:list-item>
        <text:list-item>
          <text:p text:style-name="P1">command <text:span text:style-name="Strong_20_Emphasis">&gt;&gt;</text:span> file: redirects standard output, appends to file</text:p>
        </text:list-item>
        <text:list-item>
          <text:p text:style-name="P1">command<text:span text:style-name="Strong_20_Emphasis"> &lt;</text:span> file: redirects standard input from file</text:p>
        </text:list-item>
        <text:list-item>
          <text:p text:style-name="P1">command <text:span text:style-name="Strong_20_Emphasis">2&gt;</text:span> file: redirects standard error to file</text:p>
        </text:list-item>
        <text:list-item>
          <text:p text:style-name="P1">command1 <text:span text:style-name="Strong_20_Emphasis">|</text:span> command2: connects the output of command1 to the input of command2</text:p>
        </text:list-item>
      </text:list>
      <text:h text:style-name="Heading_20_3" text:outline-level="3">Operating with processes</text:h>
      <text:p text:style-name="Text_20_body">These are some commands that are useful to know in Linux when interacting with processes. Not all of them are explained in videos, so feel free to investigate them on your own.</text:p>
      <text:list xml:id="list2509350996" text:style-name="L2">
        <text:list-item>
          <text:p text:style-name="P2"><text:span text:style-name="Strong_20_Emphasis">ps:</text:span> lists the processes executing in the current terminal for the current user</text:p>
        </text:list-item>
      </text:list>
      <text:list xml:id="list3651923403" text:style-name="L3">
        <text:list-item>
          <text:p text:style-name="P3"><text:span text:style-name="Strong_20_Emphasis">ps </text:span>ax: lists all processes currently executing for all users </text:p>
        </text:list-item>
        <text:list-item>
          <text:p text:style-name="P3"><text:span text:style-name="Strong_20_Emphasis">ps</text:span> e: shows the environment for the processes listed </text:p>
        </text:list-item>
      </text:list>
      <text:list xml:id="list287415241" text:style-name="L4">
        <text:list-item>
          <text:p text:style-name="P4"><text:span text:style-name="Strong_20_Emphasis">kill</text:span> PID: sends the SIGTERM signal to the process identified by PID</text:p>
        </text:list-item>
        <text:list-item>
          <text:p text:style-name="P4"><text:span text:style-name="Strong_20_Emphasis">fg</text:span>: causes a job that was stopped or in the background to return to the foreground</text:p>
        </text:list-item>
        <text:list-item>
          <text:p text:style-name="P4"><text:span text:style-name="Strong_20_Emphasis">bg:</text:span> causes a job that was stopped to go to the background</text:p>
        </text:list-item>
        <text:list-item>
          <text:p text:style-name="P4"><text:span text:style-name="Strong_20_Emphasis">jobs:</text:span> lists the jobs currently running or stopped</text:p>
        </text:list-item>
      </text:list>
      <text:list xml:id="list95286797" text:style-name="L5">
        <text:list-item>
          <text:p text:style-name="P5"><text:span text:style-name="Strong_20_Emphasis">top:</text:span> shows the processes currently using the most CPU time (press "q" to quit)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1T04:24:47.702879184</meta:creation-date>
    <dc:date>2023-07-01T04:25:28.736395533</dc:date>
    <meta:editing-duration>PT44S</meta:editing-duration>
    <meta:editing-cycles>1</meta:editing-cycles>
    <meta:document-statistic meta:table-count="0" meta:image-count="0" meta:object-count="0" meta:page-count="1" meta:paragraph-count="18" meta:word-count="211" meta:character-count="1167" meta:non-whitespace-character-count="984"/>
    <meta:generator>LibreOffice/7.3.7.2$Linux_X86_64 LibreOffice_project/30$Build-2</meta:generator>
  </office:meta>
</office:document-meta>
</file>